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number-columns-repeated="4" table:default-cell-style-name="ce1"/>
        <table:table-column table:style-name="co3" table:number-columns-repeated="984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4]+(2*[.D4])+(4*[.C4])+(8*[.B4])+(16*[.A4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4]+(2*[.K4])+(4*[.J4])+(8*[.I4])+(16*[.H4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4]+(2*[.R4])+(4*[.Q4])+(8*[.P4])+(16*[.O4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4]+(2*[.Y4])+(4*[.X4])+(8*[.W4])+(16*[.V4])" office:value-type="float" office:value="14">
            <text:p>14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4]+(2*[.AF4])+(4*[.AE4])+(8*[.AD4])+(16*[.AC4])" office:value-type="float" office:value="15">
            <text:p>15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N4]+(2*[.AM4])+(4*[.AL4])+(8*[.AK4])+(16*[.AJ4])" office:value-type="float" office:value="15">
            <text:p>1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]+(2*[.D5])+(4*[.C5])+(8*[.B5])+(16*[.A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]+(2*[.K5])+(4*[.J5])+(8*[.I5])+(16*[.H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5]+(2*[.R5])+(4*[.Q5])+(8*[.P5])+(16*[.O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]+(2*[.Y5])+(4*[.X5])+(8*[.W5])+(16*[.V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]+(2*[.AF5])+(4*[.AE5])+(8*[.AD5])+(16*[.AC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5]+(2*[.AM5])+(4*[.AL5])+(8*[.AK5])+(16*[.AJ5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6]+(2*[.D6])+(4*[.C6])+(8*[.B6])+(16*[.A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]+(2*[.K6])+(4*[.J6])+(8*[.I6])+(16*[.H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6]+(2*[.R6])+(4*[.Q6])+(8*[.P6])+(16*[.O6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]+(2*[.Y6])+(4*[.X6])+(8*[.W6])+(16*[.V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6]+(2*[.AF6])+(4*[.AE6])+(8*[.AD6])+(16*[.AC6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]+(2*[.AM6])+(4*[.AL6])+(8*[.AK6])+(16*[.AJ6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[.E7]+(2*[.D7])+(4*[.C7])+(8*[.B7])+(16*[.A7])" office:value-type="float" office:value="15">
            <text:p>15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7]+(2*[.K7])+(4*[.J7])+(8*[.I7])+(16*[.H7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7]+(2*[.R7])+(4*[.Q7])+(8*[.P7])+(16*[.O7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]+(2*[.Y7])+(4*[.X7])+(8*[.W7])+(16*[.V7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G7]+(2*[.AF7])+(4*[.AE7])+(8*[.AD7])+(16*[.AC7])" office:value-type="float" office:value="14">
            <text:p>14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7]+(2*[.AM7])+(4*[.AL7])+(8*[.AK7])+(16*[.AJ7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]+(2*[.D8])+(4*[.C8])+(8*[.B8])+(16*[.A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8]+(2*[.K8])+(4*[.J8])+(8*[.I8])+(16*[.H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8]+(2*[.R8])+(4*[.Q8])+(8*[.P8])+(16*[.O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8]+(2*[.Y8])+(4*[.X8])+(8*[.W8])+(16*[.V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8]+(2*[.AF8])+(4*[.AE8])+(8*[.AD8])+(16*[.AC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8]+(2*[.AM8])+(4*[.AL8])+(8*[.AK8])+(16*[.AJ8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]+(2*[.D9])+(4*[.C9])+(8*[.B9])+(16*[.A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9]+(2*[.K9])+(4*[.J9])+(8*[.I9])+(16*[.H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9]+(2*[.R9])+(4*[.Q9])+(8*[.P9])+(16*[.O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]+(2*[.Y9])+(4*[.X9])+(8*[.W9])+(16*[.V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9]+(2*[.AF9])+(4*[.AE9])+(8*[.AD9])+(16*[.AC9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9]+(2*[.AM9])+(4*[.AL9])+(8*[.AK9])+(16*[.AJ9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0]+(2*[.D10])+(4*[.C10])+(8*[.B10])+(16*[.A10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10]+(2*[.K10])+(4*[.J10])+(8*[.I10])+(16*[.H10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10]+(2*[.R10])+(4*[.Q10])+(8*[.P10])+(16*[.O1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10]+(2*[.Y10])+(4*[.X10])+(8*[.W10])+(16*[.V10])" office:value-type="float" office:value="14">
            <text:p>14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10]+(2*[.AF10])+(4*[.AE10])+(8*[.AD10])+(16*[.AC10])" office:value-type="float" office:value="15">
            <text:p>1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0]+(2*[.AM10])+(4*[.AL10])+(8*[.AK10])+(16*[.AJ10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12]+(2*[.D12])+(4*[.C12])+(8*[.B12])+(16*[.A12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2]+(2*[.K12])+(4*[.J12])+(8*[.I12])+(16*[.H12])" office:value-type="float" office:value="9">
            <text:p>9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2]+(2*[.R12])+(4*[.Q12])+(8*[.P12])+(16*[.O12])" office:value-type="float" office:value="7">
            <text:p>7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Z12]+(2*[.Y12])+(4*[.X12])+(8*[.W12])+(16*[.V12])" office:value-type="float" office:value="15">
            <text:p>1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2]+(2*[.AF12])+(4*[.AE12])+(8*[.AD12])+(16*[.AC1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2]+(2*[.AM12])+(4*[.AL12])+(8*[.AK12])+(16*[.AJ12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3]+(2*[.D13])+(4*[.C13])+(8*[.B13])+(16*[.A1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3]+(2*[.K13])+(4*[.J13])+(8*[.I13])+(16*[.H13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3]+(2*[.R13])+(4*[.Q13])+(8*[.P13])+(16*[.O13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3]+(2*[.Y13])+(4*[.X13])+(8*[.W13])+(16*[.V13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3]+(2*[.AF13])+(4*[.AE13])+(8*[.AD13])+(16*[.AC13])" office:value-type="float" office:value="10">
            <text:p>1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3]+(2*[.AM13])+(4*[.AL13])+(8*[.AK13])+(16*[.AJ13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14]+(2*[.D14])+(4*[.C14])+(8*[.B14])+(16*[.A14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4]+(2*[.K14])+(4*[.J14])+(8*[.I14])+(16*[.H14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4]+(2*[.R14])+(4*[.Q14])+(8*[.P14])+(16*[.O14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4]+(2*[.Y14])+(4*[.X14])+(8*[.W14])+(16*[.V14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formula="of:=[.AG14]+(2*[.AF14])+(4*[.AE14])+(8*[.AD14])+(16*[.AC14])" office:value-type="float" office:value="12">
            <text:p>1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4]+(2*[.AM14])+(4*[.AL14])+(8*[.AK14])+(16*[.AJ14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15]+(2*[.D15])+(4*[.C15])+(8*[.B15])+(16*[.A15])" office:value-type="float" office:value="11">
            <text:p>11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L15]+(2*[.K15])+(4*[.J15])+(8*[.I15])+(16*[.H15])" office:value-type="float" office:value="15">
            <text:p>1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5]+(2*[.R15])+(4*[.Q15])+(8*[.P15])+(16*[.O1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5]+(2*[.Y15])+(4*[.X15])+(8*[.W15])+(16*[.V15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15]+(2*[.AF15])+(4*[.AE15])+(8*[.AD15])+(16*[.AC1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5]+(2*[.AM15])+(4*[.AL15])+(8*[.AK15])+(16*[.AJ15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6]+(2*[.D16])+(4*[.C16])+(8*[.B16])+(16*[.A1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6]+(2*[.K16])+(4*[.J16])+(8*[.I16])+(16*[.H16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6]+(2*[.R16])+(4*[.Q16])+(8*[.P16])+(16*[.O1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6]+(2*[.Y16])+(4*[.X16])+(8*[.W16])+(16*[.V16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AG16]+(2*[.AF16])+(4*[.AE16])+(8*[.AD16])+(16*[.AC16])" office:value-type="float" office:value="12">
            <text:p>1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6]+(2*[.AM16])+(4*[.AL16])+(8*[.AK16])+(16*[.AJ16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7]+(2*[.D17])+(4*[.C17])+(8*[.B17])+(16*[.A1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7]+(2*[.K17])+(4*[.J17])+(8*[.I17])+(16*[.H17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7]+(2*[.R17])+(4*[.Q17])+(8*[.P17])+(16*[.O17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7]+(2*[.Y17])+(4*[.X17])+(8*[.W17])+(16*[.V1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7]+(2*[.AF17])+(4*[.AE17])+(8*[.AD17])+(16*[.AC17])" office:value-type="float" office:value="10">
            <text:p>1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7]+(2*[.AM17])+(4*[.AL17])+(8*[.AK17])+(16*[.AJ17])" office:value-type="float" office:value="8">
            <text:p>8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18]+(2*[.D18])+(4*[.C18])+(8*[.B18])+(16*[.A18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8]+(2*[.K18])+(4*[.J18])+(8*[.I18])+(16*[.H18])" office:value-type="float" office:value="9">
            <text:p>9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8]+(2*[.R18])+(4*[.Q18])+(8*[.P18])+(16*[.O18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18]+(2*[.Y18])+(4*[.X18])+(8*[.W18])+(16*[.V18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8]+(2*[.AF18])+(4*[.AE18])+(8*[.AD18])+(16*[.AC18])" office:value-type="float" office:value="9">
            <text:p>9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N18]+(2*[.AM18])+(4*[.AL18])+(8*[.AK18])+(16*[.AJ18])" office:value-type="float" office:value="15">
            <text:p>15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0]+(2*[.D20])+(4*[.C20])+(8*[.B20])+(16*[.A20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0]+(2*[.K20])+(4*[.J20])+(8*[.I20])+(16*[.H20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20]+(2*[.R20])+(4*[.Q20])+(8*[.P20])+(16*[.O2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20]+(2*[.Y20])+(4*[.X20])+(8*[.W20])+(16*[.V20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20]+(2*[.AF20])+(4*[.AE20])+(8*[.AD20])+(16*[.AC2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20]+(2*[.AM20])+(4*[.AL20])+(8*[.AK20])+(16*[.AJ20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21]+(2*[.D21])+(4*[.C21])+(8*[.B21])+(16*[.A21])" office:value-type="float" office:value="27">
            <text:p>2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1]+(2*[.K21])+(4*[.J21])+(8*[.I21])+(16*[.H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1]+(2*[.R21])+(4*[.Q21])+(8*[.P21])+(16*[.O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1]+(2*[.Y21])+(4*[.X21])+(8*[.W21])+(16*[.V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1]+(2*[.AF21])+(4*[.AE21])+(8*[.AD21])+(16*[.AC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1]+(2*[.AM21])+(4*[.AL21])+(8*[.AK21])+(16*[.AJ21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22]+(2*[.D22])+(4*[.C22])+(8*[.B22])+(16*[.A22])" office:value-type="float" office:value="21">
            <text:p>2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L22]+(2*[.K22])+(4*[.J22])+(8*[.I22])+(16*[.H22])" office:value-type="float" office:value="13">
            <text:p>13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2]+(2*[.R22])+(4*[.Q22])+(8*[.P22])+(16*[.O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2]+(2*[.Y22])+(4*[.X22])+(8*[.W22])+(16*[.V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2]+(2*[.AF22])+(4*[.AE22])+(8*[.AD22])+(16*[.AC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2]+(2*[.AM22])+(4*[.AL22])+(8*[.AK22])+(16*[.AJ22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3]+(2*[.D23])+(4*[.C23])+(8*[.B23])+(16*[.A23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L23]+(2*[.K23])+(4*[.J23])+(8*[.I23])+(16*[.H23])" office:value-type="float" office:value="11">
            <text:p>1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3]+(2*[.R23])+(4*[.Q23])+(8*[.P23])+(16*[.O23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23]+(2*[.Y23])+(4*[.X23])+(8*[.W23])+(16*[.V23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3]+(2*[.AF23])+(4*[.AE23])+(8*[.AD23])+(16*[.AC23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23]+(2*[.AM23])+(4*[.AL23])+(8*[.AK23])+(16*[.AJ23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4]+(2*[.D24])+(4*[.C24])+(8*[.B24])+(16*[.A24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4]+(2*[.K24])+(4*[.J24])+(8*[.I24])+(16*[.H2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4]+(2*[.R24])+(4*[.Q24])+(8*[.P24])+(16*[.O2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4]+(2*[.Y24])+(4*[.X24])+(8*[.W24])+(16*[.V24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24]+(2*[.AF24])+(4*[.AE24])+(8*[.AD24])+(16*[.AC24])" office:value-type="float" office:value="11">
            <text:p>1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4]+(2*[.AM24])+(4*[.AL24])+(8*[.AK24])+(16*[.AJ24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5]+(2*[.D25])+(4*[.C25])+(8*[.B25])+(16*[.A25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5]+(2*[.K25])+(4*[.J25])+(8*[.I25])+(16*[.H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5]+(2*[.R25])+(4*[.Q25])+(8*[.P25])+(16*[.O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5]+(2*[.Y25])+(4*[.X25])+(8*[.W25])+(16*[.V2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5]+(2*[.AF25])+(4*[.AE25])+(8*[.AD25])+(16*[.AC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5]+(2*[.AM25])+(4*[.AL25])+(8*[.AK25])+(16*[.AJ25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6]+(2*[.D26])+(4*[.C26])+(8*[.B26])+(16*[.A26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6]+(2*[.K26])+(4*[.J26])+(8*[.I26])+(16*[.H26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26]+(2*[.R26])+(4*[.Q26])+(8*[.P26])+(16*[.O26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6]+(2*[.Y26])+(4*[.X26])+(8*[.W26])+(16*[.V26])" office:value-type="float" office:value="8">
            <text:p>8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26]+(2*[.AF26])+(4*[.AE26])+(8*[.AD26])+(16*[.AC26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6]+(2*[.AM26])+(4*[.AL26])+(8*[.AK26])+(16*[.AJ26])" office:value-type="float" office:value="9">
            <text:p>9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28]+(2*[.D28])+(4*[.C28])+(8*[.B28])+(16*[.A28])"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28]+(2*[.K28])+(4*[.J28])+(8*[.I28])+(16*[.H28])" office:value-type="float" office:value="31">
            <text:p>3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8]+(2*[.R28])+(4*[.Q28])+(8*[.P28])+(16*[.O2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8]+(2*[.Y28])+(4*[.X28])+(8*[.W28])+(16*[.V28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28]+(2*[.AF28])+(4*[.AE28])+(8*[.AD28])+(16*[.AC28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28]+(2*[.AM28])+(4*[.AL28])+(8*[.AK28])+(16*[.AJ28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29]+(2*[.D29])+(4*[.C29])+(8*[.B29])+(16*[.A29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29]+(2*[.K29])+(4*[.J29])+(8*[.I29])+(16*[.H29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9]+(2*[.R29])+(4*[.Q29])+(8*[.P29])+(16*[.O2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9]+(2*[.Y29])+(4*[.X29])+(8*[.W29])+(16*[.V29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29]+(2*[.AF29])+(4*[.AE29])+(8*[.AD29])+(16*[.AC29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29]+(2*[.AM29])+(4*[.AL29])+(8*[.AK29])+(16*[.AJ29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30]+(2*[.D30])+(4*[.C30])+(8*[.B30])+(16*[.A30])"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0]+(2*[.K30])+(4*[.J30])+(8*[.I30])+(16*[.H3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0]+(2*[.R30])+(4*[.Q30])+(8*[.P30])+(16*[.O30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0]+(2*[.Y30])+(4*[.X30])+(8*[.W30])+(16*[.V30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0]+(2*[.AF30])+(4*[.AE30])+(8*[.AD30])+(16*[.AC30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30]+(2*[.AM30])+(4*[.AL30])+(8*[.AK30])+(16*[.AJ30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31]+(2*[.D31])+(4*[.C31])+(8*[.B31])+(16*[.A31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1]+(2*[.K31])+(4*[.J31])+(8*[.I31])+(16*[.H31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1]+(2*[.R31])+(4*[.Q31])+(8*[.P31])+(16*[.O3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1]+(2*[.Y31])+(4*[.X31])+(8*[.W31])+(16*[.V31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1]+(2*[.AF31])+(4*[.AE31])+(8*[.AD31])+(16*[.AC31])" office:value-type="float" office:value="17">
            <text:p>1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31]+(2*[.AM31])+(4*[.AL31])+(8*[.AK31])+(16*[.AJ31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32]+(2*[.D32])+(4*[.C32])+(8*[.B32])+(16*[.A32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2]+(2*[.K32])+(4*[.J32])+(8*[.I32])+(16*[.H32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2]+(2*[.R32])+(4*[.Q32])+(8*[.P32])+(16*[.O3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2]+(2*[.Y32])+(4*[.X32])+(8*[.W32])+(16*[.V32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32]+(2*[.AF32])+(4*[.AE32])+(8*[.AD32])+(16*[.AC32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32]+(2*[.AM32])+(4*[.AL32])+(8*[.AK32])+(16*[.AJ32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33]+(2*[.D33])+(4*[.C33])+(8*[.B33])+(16*[.A33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3]+(2*[.K33])+(4*[.J33])+(8*[.I33])+(16*[.H33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3]+(2*[.R33])+(4*[.Q33])+(8*[.P33])+(16*[.O3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33]+(2*[.Y33])+(4*[.X33])+(8*[.W33])+(16*[.V33])"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33]+(2*[.AF33])+(4*[.AE33])+(8*[.AD33])+(16*[.AC33])"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33]+(2*[.AM33])+(4*[.AL33])+(8*[.AK33])+(16*[.AJ33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34]+(2*[.D34])+(4*[.C34])+(8*[.B34])+(16*[.A34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4]+(2*[.K34])+(4*[.J34])+(8*[.I34])+(16*[.H34])" office:value-type="float" office:value="4">
            <text:p>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34]+(2*[.R34])+(4*[.Q34])+(8*[.P34])+(16*[.O34])" office:value-type="float" office:value="6">
            <text:p>6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Z34]+(2*[.Y34])+(4*[.X34])+(8*[.W34])+(16*[.V34])"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4]+(2*[.AF34])+(4*[.AE34])+(8*[.AD34])+(16*[.AC34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34]+(2*[.AM34])+(4*[.AL34])+(8*[.AK34])+(16*[.AJ34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36]+(2*[.D36])+(4*[.C36])+(8*[.B36])+(16*[.A36])" office:value-type="float" office:value="17">
            <text:p>17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36]+(2*[.K36])+(4*[.J36])+(8*[.I36])+(16*[.H36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37]+(2*[.D37])+(4*[.C37])+(8*[.B37])+(16*[.A37])" office:value-type="float" office:value="17">
            <text:p>17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37]+(2*[.K37])+(4*[.J37])+(8*[.I37])+(16*[.H37])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E38]+(2*[.D38])+(4*[.C38])+(8*[.B38])+(16*[.A38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38]+(2*[.K38])+(4*[.J38])+(8*[.I38])+(16*[.H38]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39]+(2*[.D39])+(4*[.C39])+(8*[.B39])+(16*[.A39])"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9]+(2*[.K39])+(4*[.J39])+(8*[.I39])+(16*[.H39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0]+(2*[.D40])+(4*[.C40])+(8*[.B40])+(16*[.A4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0]+(2*[.K40])+(4*[.J40])+(8*[.I40])+(16*[.H40])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1]+(2*[.D41])+(4*[.C41])+(8*[.B41])+(16*[.A41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[.L41]+(2*[.K41])+(4*[.J41])+(8*[.I41])+(16*[.H41])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2]+(2*[.D42])+(4*[.C42])+(8*[.B42])+(16*[.A42])" office:value-type="float" office:value="4">
            <text:p>4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42]+(2*[.K42])+(4*[.J42])+(8*[.I42])+(16*[.H42])" office:value-type="float" office:value="31">
            <text:p>31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46]+(2*[.D46])+(4*[.C46])+(8*[.B46])+(16*[.A46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6]+(2*[.K46])+(4*[.J46])+(8*[.I46])+(16*[.H46])" office:value-type="float" office:value="8">
            <text:p>8</text:p>
          </table:table-cell>
          <table:table-cell/>
          <table:table-cell table:number-columns-repeated="5"/>
          <table:table-cell table:formula="of:=[.S46]+(2*[.R46])+(4*[.Q46])+(8*[.P46])+(16*[.O46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46]+(2*[.Y46])+(4*[.X46])+(8*[.W46])+(16*[.V46])" office:value-type="float" office:value="1">
            <text:p>1</text:p>
          </table:table-cell>
          <table:table-cell/>
          <table:table-cell table:number-columns-repeated="5"/>
          <table:table-cell table:formula="of:=[.AG46]+(2*[.AF46])+(4*[.AE46])+(8*[.AD46])+(16*[.AC46])" office:value-type="float" office:value="0">
            <text:p>0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N46]+(2*[.AM46])+(4*[.AL46])+(8*[.AK46])+(16*[.AJ46])" office:value-type="float" office:value="3">
            <text:p>3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47]+(2*[.D47])+(4*[.C47])+(8*[.B47])+(16*[.A47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7]+(2*[.K47])+(4*[.J47])+(8*[.I47])+(16*[.H47])" office:value-type="float" office:value="8">
            <text:p>8</text:p>
          </table:table-cell>
          <table:table-cell/>
          <table:table-cell table:number-columns-repeated="5"/>
          <table:table-cell table:formula="of:=[.S47]+(2*[.R47])+(4*[.Q47])+(8*[.P47])+(16*[.O4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47]+(2*[.Y47])+(4*[.X47])+(8*[.W47])+(16*[.V47])" office:value-type="float" office:value="1">
            <text:p>1</text:p>
          </table:table-cell>
          <table:table-cell/>
          <table:table-cell table:number-columns-repeated="5"/>
          <table:table-cell table:formula="of:=[.AG47]+(2*[.AF47])+(4*[.AE47])+(8*[.AD47])+(16*[.AC47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47]+(2*[.AM47])+(4*[.AL47])+(8*[.AK47])+(16*[.AJ47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48]+(2*[.D48])+(4*[.C48])+(8*[.B48])+(16*[.A48])" office:value-type="float" office:value="14">
            <text:p>14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48]+(2*[.K48])+(4*[.J48])+(8*[.I48])+(16*[.H48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48]+(2*[.R48])+(4*[.Q48])+(8*[.P48])+(16*[.O48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Z48]+(2*[.Y48])+(4*[.X48])+(8*[.W48])+(16*[.V48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48]+(2*[.AF48])+(4*[.AE48])+(8*[.AD48])+(16*[.AC48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48]+(2*[.AM48])+(4*[.AL48])+(8*[.AK48])+(16*[.AJ48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49]+(2*[.D49])+(4*[.C49])+(8*[.B49])+(16*[.A4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49]+(2*[.K49])+(4*[.J49])+(8*[.I49])+(16*[.H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49]+(2*[.R49])+(4*[.Q49])+(8*[.P49])+(16*[.O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49]+(2*[.Y49])+(4*[.X49])+(8*[.W49])+(16*[.V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49]+(2*[.AF49])+(4*[.AE49])+(8*[.AD49])+(16*[.AC49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N49]+(2*[.AM49])+(4*[.AL49])+(8*[.AK49])+(16*[.AJ49])" office:value-type="float" office:value="6">
            <text:p>6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0]+(2*[.D50])+(4*[.C50])+(8*[.B50])+(16*[.A50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0]+(2*[.K50])+(4*[.J50])+(8*[.I50])+(16*[.H50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50]+(2*[.R50])+(4*[.Q50])+(8*[.P50])+(16*[.O50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0]+(2*[.Y50])+(4*[.X50])+(8*[.W50])+(16*[.V50])" office:value-type="float" office:value="9">
            <text:p>9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50]+(2*[.AF50])+(4*[.AE50])+(8*[.AD50])+(16*[.AC50])" office:value-type="float" office:value="15">
            <text:p>15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0]+(2*[.AM50])+(4*[.AL50])+(8*[.AK50])+(16*[.AJ50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1]+(2*[.D51])+(4*[.C51])+(8*[.B51])+(16*[.A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1]+(2*[.K51])+(4*[.J51])+(8*[.I51])+(16*[.H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51]+(2*[.R51])+(4*[.Q51])+(8*[.P51])+(16*[.O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1]+(2*[.Y51])+(4*[.X51])+(8*[.W51])+(16*[.V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1]+(2*[.AF51])+(4*[.AE51])+(8*[.AD51])+(16*[.AC51])"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1]+(2*[.AM51])+(4*[.AL51])+(8*[.AK51])+(16*[.AJ51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2]+(2*[.D52])+(4*[.C52])+(8*[.B52])+(16*[.A52])" office:value-type="float" office:value="7">
            <text:p>7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52]+(2*[.K52])+(4*[.J52])+(8*[.I52])+(16*[.H52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52]+(2*[.R52])+(4*[.Q52])+(8*[.P52])+(16*[.O52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Z52]+(2*[.Y52])+(4*[.X52])+(8*[.W52])+(16*[.V52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52]+(2*[.AF52])+(4*[.AE52])+(8*[.AD52])+(16*[.AC52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2]+(2*[.AM52])+(4*[.AL52])+(8*[.AK52])+(16*[.AJ52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54]+(2*[.D54])+(4*[.C54])+(8*[.B54])+(16*[.A54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54]+(2*[.K54])+(4*[.J54])+(8*[.I54])+(16*[.H54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4]+(2*[.R54])+(4*[.Q54])+(8*[.P54])+(16*[.O54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4]+(2*[.Y54])+(4*[.X54])+(8*[.W54])+(16*[.V54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4]+(2*[.AF54])+(4*[.AE54])+(8*[.AD54])+(16*[.AC54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4]+(2*[.AM54])+(4*[.AL54])+(8*[.AK54])+(16*[.AJ54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5]+(2*[.D55])+(4*[.C55])+(8*[.B55])+(16*[.A55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55]+(2*[.K55])+(4*[.J55])+(8*[.I55])+(16*[.H55])" office:value-type="float" office:value="8">
            <text:p>8</text:p>
          </table:table-cell>
          <table:table-cell/>
          <table:table-cell table:number-columns-repeated="5"/>
          <table:table-cell table:formula="of:=[.S55]+(2*[.R55])+(4*[.Q55])+(8*[.P55])+(16*[.O55])" office:value-type="float" office:value="0">
            <text:p>0</text:p>
          </table:table-cell>
          <table:table-cell/>
          <table:table-cell table:number-columns-repeated="5"/>
          <table:table-cell table:formula="of:=[.Z55]+(2*[.Y55])+(4*[.X55])+(8*[.W55])+(16*[.V55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5]+(2*[.AF55])+(4*[.AE55])+(8*[.AD55])+(16*[.AC55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5]+(2*[.AM55])+(4*[.AL55])+(8*[.AK55])+(16*[.AJ55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6]+(2*[.D56])+(4*[.C56])+(8*[.B56])+(16*[.A56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56]+(2*[.K56])+(4*[.J56])+(8*[.I56])+(16*[.H56])" office:value-type="float" office:value="14">
            <text:p>1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6]+(2*[.R56])+(4*[.Q56])+(8*[.P56])+(16*[.O56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6]+(2*[.Y56])+(4*[.X56])+(8*[.W56])+(16*[.V56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56]+(2*[.AF56])+(4*[.AE56])+(8*[.AD56])+(16*[.AC56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6]+(2*[.AM56])+(4*[.AL56])+(8*[.AK56])+(16*[.AJ56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7]+(2*[.D57])+(4*[.C57])+(8*[.B57])+(16*[.A5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7]+(2*[.K57])+(4*[.J57])+(8*[.I57])+(16*[.H57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7]+(2*[.R57])+(4*[.Q57])+(8*[.P57])+(16*[.O57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7]+(2*[.Y57])+(4*[.X57])+(8*[.W57])+(16*[.V5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G57]+(2*[.AF57])+(4*[.AE57])+(8*[.AD57])+(16*[.AC57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7]+(2*[.AM57])+(4*[.AL57])+(8*[.AK57])+(16*[.AJ57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8]+(2*[.D58])+(4*[.C58])+(8*[.B58])+(16*[.A58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8]+(2*[.K58])+(4*[.J58])+(8*[.I58])+(16*[.H58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8]+(2*[.R58])+(4*[.Q58])+(8*[.P58])+(16*[.O58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8]+(2*[.Y58])+(4*[.X58])+(8*[.W58])+(16*[.V58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AG58]+(2*[.AF58])+(4*[.AE58])+(8*[.AD58])+(16*[.AC58])" office:value-type="float" office:value="12">
            <text:p>1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8]+(2*[.AM58])+(4*[.AL58])+(8*[.AK58])+(16*[.AJ58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59]+(2*[.D59])+(4*[.C59])+(8*[.B59])+(16*[.A5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9]+(2*[.K59])+(4*[.J59])+(8*[.I59])+(16*[.H59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9]+(2*[.R59])+(4*[.Q59])+(8*[.P59])+(16*[.O59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9]+(2*[.Y59])+(4*[.X59])+(8*[.W59])+(16*[.V5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G59]+(2*[.AF59])+(4*[.AE59])+(8*[.AD59])+(16*[.AC59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9]+(2*[.AM59])+(4*[.AL59])+(8*[.AK59])+(16*[.AJ59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60]+(2*[.D60])+(4*[.C60])+(8*[.B60])+(16*[.A60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0]+(2*[.K60])+(4*[.J60])+(8*[.I60])+(16*[.H6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60]+(2*[.R60])+(4*[.Q60])+(8*[.P60])+(16*[.O60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Z60]+(2*[.Y60])+(4*[.X60])+(8*[.W60])+(16*[.V60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0]+(2*[.AF60])+(4*[.AE60])+(8*[.AD60])+(16*[.AC6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60]+(2*[.AM60])+(4*[.AL60])+(8*[.AK60])+(16*[.AJ60])" office:value-type="float" office: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62]+(2*[.D62])+(4*[.C62])+(8*[.B62])+(16*[.A62])" office:value-type="float" office:value="0">
            <text:p>0</text:p>
          </table:table-cell>
          <table:table-cell/>
          <table:table-cell table:number-columns-repeated="5"/>
          <table:table-cell table:formula="of:=[.L62]+(2*[.K62])+(4*[.J62])+(8*[.I62])+(16*[.H62])" office:value-type="float" office:value="0">
            <text:p>0</text:p>
          </table:table-cell>
          <table:table-cell/>
          <table:table-cell table:number-columns-repeated="5"/>
          <table:table-cell table:formula="of:=[.S62]+(2*[.R62])+(4*[.Q62])+(8*[.P62])+(16*[.O62])" office:value-type="float" office:value="0">
            <text:p>0</text:p>
          </table:table-cell>
          <table:table-cell/>
          <table:table-cell table:number-columns-repeated="5"/>
          <table:table-cell table:formula="of:=[.Z62]+(2*[.Y62])+(4*[.X62])+(8*[.W62])+(16*[.V62])" office:value-type="float" office:value="0">
            <text:p>0</text:p>
          </table:table-cell>
          <table:table-cell/>
          <table:table-cell table:number-columns-repeated="5"/>
          <table:table-cell table:formula="of:=[.AG62]+(2*[.AF62])+(4*[.AE62])+(8*[.AD62])+(16*[.AC62])" office:value-type="float" office:value="0">
            <text:p>0</text:p>
          </table:table-cell>
          <table:table-cell/>
          <table:table-cell table:number-columns-repeated="5"/>
          <table:table-cell table:formula="of:=[.AN62]+(2*[.AM62])+(4*[.AL62])+(8*[.AK62])+(16*[.AJ62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63]+(2*[.D63])+(4*[.C63])+(8*[.B63])+(16*[.A63])" office:value-type="float" office:value="0">
            <text:p>0</text:p>
          </table:table-cell>
          <table:table-cell/>
          <table:table-cell table:number-columns-repeated="5"/>
          <table:table-cell table:formula="of:=[.L63]+(2*[.K63])+(4*[.J63])+(8*[.I63])+(16*[.H63])" office:value-type="float" office:value="0">
            <text:p>0</text:p>
          </table:table-cell>
          <table:table-cell/>
          <table:table-cell table:number-columns-repeated="5"/>
          <table:table-cell table:formula="of:=[.S63]+(2*[.R63])+(4*[.Q63])+(8*[.P63])+(16*[.O63])" office:value-type="float" office:value="0">
            <text:p>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63]+(2*[.Y63])+(4*[.X63])+(8*[.W63])+(16*[.V63])" office:value-type="float" office:value="14">
            <text:p>14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63]+(2*[.AF63])+(4*[.AE63])+(8*[.AD63])+(16*[.AC63])" office:value-type="float" office:value="7">
            <text:p>7</text:p>
          </table:table-cell>
          <table:table-cell/>
          <table:table-cell table:number-columns-repeated="5"/>
          <table:table-cell table:formula="of:=[.AN63]+(2*[.AM63])+(4*[.AL63])+(8*[.AK63])+(16*[.AJ63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4" office:value-type="float" office:value="1">
            <text:p>1</text:p>
          </table:table-cell>
          <table:table-cell/>
          <table:table-cell table:formula="of:=[.E64]+(2*[.D64])+(4*[.C64])+(8*[.B64])+(16*[.A64])" office:value-type="float" office:value="30">
            <text:p>3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64]+(2*[.K64])+(4*[.J64])+(8*[.I64])+(16*[.H64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64]+(2*[.R64])+(4*[.Q64])+(8*[.P64])+(16*[.O64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4]+(2*[.Y64])+(4*[.X64])+(8*[.W64])+(16*[.V6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4]+(2*[.AF64])+(4*[.AE64])+(8*[.AD64])+(16*[.AC64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64]+(2*[.AM64])+(4*[.AL64])+(8*[.AK64])+(16*[.AJ64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65]+(2*[.D65])+(4*[.C65])+(8*[.B65])+(16*[.A65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5]+(2*[.K65])+(4*[.J65])+(8*[.I65])+(16*[.H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5]+(2*[.R65])+(4*[.Q65])+(8*[.P65])+(16*[.O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5]+(2*[.Y65])+(4*[.X65])+(8*[.W65])+(16*[.V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5]+(2*[.AF65])+(4*[.AE65])+(8*[.AD65])+(16*[.AC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65]+(2*[.AM65])+(4*[.AL65])+(8*[.AK65])+(16*[.AJ65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66]+(2*[.D66])+(4*[.C66])+(8*[.B66])+(16*[.A66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6]+(2*[.K66])+(4*[.J66])+(8*[.I66])+(16*[.H6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6]+(2*[.R66])+(4*[.Q66])+(8*[.P66])+(16*[.O66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66]+(2*[.Y66])+(4*[.X66])+(8*[.W66])+(16*[.V66])" office:value-type="float" office:value="14">
            <text:p>14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66]+(2*[.AF66])+(4*[.AE66])+(8*[.AD66])+(16*[.AC66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6]+(2*[.AM66])+(4*[.AL66])+(8*[.AK66])+(16*[.AJ66])" office:value-type="float" office:value="8">
            <text:p>8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67]+(2*[.D67])+(4*[.C67])+(8*[.B67])+(16*[.A67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7]+(2*[.K67])+(4*[.J67])+(8*[.I67])+(16*[.H6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7]+(2*[.R67])+(4*[.Q67])+(8*[.P67])+(16*[.O6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67]+(2*[.Y67])+(4*[.X67])+(8*[.W67])+(16*[.V67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67]+(2*[.AF67])+(4*[.AE67])+(8*[.AD67])+(16*[.AC6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7]+(2*[.AM67])+(4*[.AL67])+(8*[.AK67])+(16*[.AJ67])" office:value-type="float" office:value="8">
            <text:p>8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68]+(2*[.D68])+(4*[.C68])+(8*[.B68])+(16*[.A68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8]+(2*[.K68])+(4*[.J68])+(8*[.I68])+(16*[.H68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68]+(2*[.R68])+(4*[.Q68])+(8*[.P68])+(16*[.O68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68]+(2*[.Y68])+(4*[.X68])+(8*[.W68])+(16*[.V68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68]+(2*[.AF68])+(4*[.AE68])+(8*[.AD68])+(16*[.AC68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8]+(2*[.AM68])+(4*[.AL68])+(8*[.AK68])+(16*[.AJ68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70]+(2*[.D70])+(4*[.C70])+(8*[.B70])+(16*[.A70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0]+(2*[.K70])+(4*[.J70])+(8*[.I70])+(16*[.H70])" office:value-type="float" office:value="2">
            <text:p>2</text:p>
          </table:table-cell>
          <table:table-cell/>
          <table:table-cell table:number-columns-repeated="5"/>
          <table:table-cell table:formula="of:=[.S70]+(2*[.R70])+(4*[.Q70])+(8*[.P70])+(16*[.O70])" office:value-type="float" office:value="0">
            <text:p>0</text:p>
          </table:table-cell>
          <table:table-cell/>
          <table:table-cell table:number-columns-repeated="5"/>
          <table:table-cell table:formula="of:=[.Z70]+(2*[.Y70])+(4*[.X70])+(8*[.W70])+(16*[.V70])" office:value-type="float" office:value="0">
            <text:p>0</text:p>
          </table:table-cell>
          <table:table-cell/>
          <table:table-cell table:number-columns-repeated="5"/>
          <table:table-cell table:formula="of:=[.AG70]+(2*[.AF70])+(4*[.AE70])+(8*[.AD70])+(16*[.AC70])" office:value-type="float" office:value="0">
            <text:p>0</text:p>
          </table:table-cell>
          <table:table-cell/>
          <table:table-cell table:number-columns-repeated="5"/>
          <table:table-cell table:formula="of:=[.AN70]+(2*[.AM70])+(4*[.AL70])+(8*[.AK70])+(16*[.AJ70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71]+(2*[.D71])+(4*[.C71])+(8*[.B71])+(16*[.A71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1]+(2*[.K71])+(4*[.J71])+(8*[.I71])+(16*[.H71])" office:value-type="float" office:value="2">
            <text:p>2</text:p>
          </table:table-cell>
          <table:table-cell/>
          <table:table-cell table:number-columns-repeated="5"/>
          <table:table-cell table:formula="of:=[.S71]+(2*[.R71])+(4*[.Q71])+(8*[.P71])+(16*[.O71])" office:value-type="float" office:value="0">
            <text:p>0</text:p>
          </table:table-cell>
          <table:table-cell/>
          <table:table-cell table:number-columns-repeated="5"/>
          <table:table-cell table:formula="of:=[.Z71]+(2*[.Y71])+(4*[.X71])+(8*[.W71])+(16*[.V71])" office:value-type="float" office:value="0">
            <text:p>0</text:p>
          </table:table-cell>
          <table:table-cell/>
          <table:table-cell table:number-columns-repeated="5"/>
          <table:table-cell table:formula="of:=[.AG71]+(2*[.AF71])+(4*[.AE71])+(8*[.AD71])+(16*[.AC71])" office:value-type="float" office:value="0">
            <text:p>0</text:p>
          </table:table-cell>
          <table:table-cell/>
          <table:table-cell table:number-columns-repeated="5"/>
          <table:table-cell table:formula="of:=[.AN71]+(2*[.AM71])+(4*[.AL71])+(8*[.AK71])+(16*[.AJ71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72]+(2*[.D72])+(4*[.C72])+(8*[.B72])+(16*[.A72])" office:value-type="float" office:value="7">
            <text:p>7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L72]+(2*[.K72])+(4*[.J72])+(8*[.I72])+(16*[.H72])" office:value-type="float" office:value="3">
            <text:p>3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2]+(2*[.R72])+(4*[.Q72])+(8*[.P72])+(16*[.O7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2]+(2*[.Y72])+(4*[.X72])+(8*[.W72])+(16*[.V72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72]+(2*[.AF72])+(4*[.AE72])+(8*[.AD72])+(16*[.AC72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72]+(2*[.AM72])+(4*[.AL72])+(8*[.AK72])+(16*[.AJ72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73]+(2*[.D73])+(4*[.C73])+(8*[.B73])+(16*[.A73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3]+(2*[.K73])+(4*[.J73])+(8*[.I73])+(16*[.H73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3]+(2*[.R73])+(4*[.Q73])+(8*[.P73])+(16*[.O7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3]+(2*[.Y73])+(4*[.X73])+(8*[.W73])+(16*[.V73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73]+(2*[.AF73])+(4*[.AE73])+(8*[.AD73])+(16*[.AC73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73]+(2*[.AM73])+(4*[.AL73])+(8*[.AK73])+(16*[.AJ73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74]+(2*[.D74])+(4*[.C74])+(8*[.B74])+(16*[.A74])" office:value-type="float" office:value="6">
            <text:p>6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4]+(2*[.K74])+(4*[.J74])+(8*[.I74])+(16*[.H74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4]+(2*[.R74])+(4*[.Q74])+(8*[.P74])+(16*[.O7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4]+(2*[.Y74])+(4*[.X74])+(8*[.W74])+(16*[.V74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74]+(2*[.AF74])+(4*[.AE74])+(8*[.AD74])+(16*[.AC74])" office:value-type="float" office:value="21">
            <text:p>2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74]+(2*[.AM74])+(4*[.AL74])+(8*[.AK74])+(16*[.AJ74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75]+(2*[.D75])+(4*[.C75])+(8*[.B75])+(16*[.A75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5]+(2*[.K75])+(4*[.J75])+(8*[.I75])+(16*[.H75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5]+(2*[.R75])+(4*[.Q75])+(8*[.P75])+(16*[.O7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75]+(2*[.Y75])+(4*[.X75])+(8*[.W75])+(16*[.V75]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75]+(2*[.AF75])+(4*[.AE75])+(8*[.AD75])+(16*[.AC75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75]+(2*[.AM75])+(4*[.AL75])+(8*[.AK75])+(16*[.AJ75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76]+(2*[.D76])+(4*[.C76])+(8*[.B76])+(16*[.A76])" office:value-type="float" office:value="14">
            <text:p>1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76]+(2*[.K76])+(4*[.J76])+(8*[.I76])+(16*[.H76])" office:value-type="float" office:value="1">
            <text:p>1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76]+(2*[.R76])+(4*[.Q76])+(8*[.P76])+(16*[.O76])" office:value-type="float" office:value="7">
            <text:p>7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Z76]+(2*[.Y76])+(4*[.X76])+(8*[.W76])+(16*[.V76])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76]+(2*[.AF76])+(4*[.AE76])+(8*[.AD76])+(16*[.AC76])"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76]+(2*[.AM76])+(4*[.AL76])+(8*[.AK76])+(16*[.AJ76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78]+(2*[.D78])+(4*[.C78])+(8*[.B78])+(16*[.A78])" office:value-type="float" office:value="0">
            <text:p>0</text:p>
          </table:table-cell>
          <table:table-cell/>
          <table:table-cell table:number-columns-repeated="5"/>
          <table:table-cell table:formula="of:=[.L78]+(2*[.K78])+(4*[.J78])+(8*[.I78])+(16*[.H7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79]+(2*[.D79])+(4*[.C79])+(8*[.B79])+(16*[.A79])" office:value-type="float" office:value="0">
            <text:p>0</text:p>
          </table:table-cell>
          <table:table-cell/>
          <table:table-cell table:number-columns-repeated="5"/>
          <table:table-cell table:formula="of:=[.L79]+(2*[.K79])+(4*[.J79])+(8*[.I79])+(16*[.H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0]+(2*[.D80])+(4*[.C80])+(8*[.B80])+(16*[.A80])" office:value-type="float" office:value="9">
            <text:p>9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80]+(2*[.K80])+(4*[.J80])+(8*[.I80])+(16*[.H80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1]+(2*[.D81])+(4*[.C81])+(8*[.B81])+(16*[.A81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81]+(2*[.K81])+(4*[.J81])+(8*[.I81])+(16*[.H81]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82]+(2*[.D82])+(4*[.C82])+(8*[.B82])+(16*[.A82])" office:value-type="float" office:value="7">
            <text:p>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82]+(2*[.K82])+(4*[.J82])+(8*[.I82])+(16*[.H82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83]+(2*[.D83])+(4*[.C83])+(8*[.B83])+(16*[.A83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83]+(2*[.K83])+(4*[.J83])+(8*[.I83])+(16*[.H83])" office:value-type="float" office:value="8">
            <text:p>8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84]+(2*[.D84])+(4*[.C84])+(8*[.B84])+(16*[.A84])" office:value-type="float" office:value="14">
            <text:p>14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84]+(2*[.K84])+(4*[.J84])+(8*[.I84])+(16*[.H84])" office:value-type="float" office:value="31">
            <text:p>31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88]+(2*[.D88])+(4*[.C88])+(8*[.B88])+(16*[.A88])" office:value-type="float" office:value="6">
            <text:p>6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88]+(2*[.K88])+(4*[.J88])+(8*[.I88])+(16*[.H88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88]+(2*[.R88])+(4*[.Q88])+(8*[.P88])+(16*[.O88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88]+(2*[.Y88])+(4*[.X88])+(8*[.W88])+(16*[.V88])" office:value-type="float" office:value="6">
            <text:p>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88]+(2*[.AF88])+(4*[.AE88])+(8*[.AD88])+(16*[.AC88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9]+(2*[.D89])+(4*[.C89])+(8*[.B89])+(16*[.A89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89]+(2*[.K89])+(4*[.J89])+(8*[.I89])+(16*[.H89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89]+(2*[.R89])+(4*[.Q89])+(8*[.P89])+(16*[.O8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89]+(2*[.Y89])+(4*[.X89])+(8*[.W89])+(16*[.V89])" office:value-type="float" office:value="9">
            <text:p>9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G89]+(2*[.AF89])+(4*[.AE89])+(8*[.AD89])+(16*[.AC89])" office:value-type="float" office:value="3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90]+(2*[.D90])+(4*[.C90])+(8*[.B90])+(16*[.A90])" office:value-type="float" office:value="11">
            <text:p>1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0]+(2*[.K90])+(4*[.J90])+(8*[.I90])+(16*[.H90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0]+(2*[.R90])+(4*[.Q90])+(8*[.P90])+(16*[.O90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90]+(2*[.Y90])+(4*[.X90])+(8*[.W90])+(16*[.V90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90]+(2*[.AF90])+(4*[.AE90])+(8*[.AD90])+(16*[.AC90])" office:value-type="float" office:value="5">
            <text:p>5</text:p>
          </table:table-cell>
          <table:table-cell table:number-columns-repeated="990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91]+(2*[.D91])+(4*[.C91])+(8*[.B91])+(16*[.A91])" office:value-type="float" office:value="13">
            <text:p>13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1]+(2*[.K91])+(4*[.J91])+(8*[.I91])+(16*[.H91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91]+(2*[.R91])+(4*[.Q91])+(8*[.P91])+(16*[.O91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1]+(2*[.Y91])+(4*[.X91])+(8*[.W91])+(16*[.V91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1]+(2*[.AF91])+(4*[.AE91])+(8*[.AD91])+(16*[.AC91])" office:value-type="float" office:value="9">
            <text:p>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2]+(2*[.D92])+(4*[.C92])+(8*[.B92])+(16*[.A92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2]+(2*[.K92])+(4*[.J92])+(8*[.I92])+(16*[.H92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92]+(2*[.R92])+(4*[.Q92])+(8*[.P92])+(16*[.O92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92]+(2*[.Y92])+(4*[.X92])+(8*[.W92])+(16*[.V92])" office:value-type="float" office:value="1">
            <text:p>1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92]+(2*[.AF92])+(4*[.AE92])+(8*[.AD92])+(16*[.AC92])" office:value-type="float" office:value="15">
            <text:p>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3]+(2*[.D93])+(4*[.C93])+(8*[.B93])+(16*[.A93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3]+(2*[.K93])+(4*[.J93])+(8*[.I93])+(16*[.H93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93]+(2*[.R93])+(4*[.Q93])+(8*[.P93])+(16*[.O93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3]+(2*[.Y93])+(4*[.X93])+(8*[.W93])+(16*[.V93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93]+(2*[.AF93])+(4*[.AE93])+(8*[.AD93])+(16*[.AC93])"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94]+(2*[.D94])+(4*[.C94])+(8*[.B94])+(16*[.A94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L94]+(2*[.K94])+(4*[.J94])+(8*[.I94])+(16*[.H94])" office:value-type="float" office:value="7">
            <text:p>7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S94]+(2*[.R94])+(4*[.Q94])+(8*[.P94])+(16*[.O94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4]+(2*[.Y94])+(4*[.X94])+(8*[.W94])+(16*[.V94])" office:value-type="float" office:value="6">
            <text:p>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94]+(2*[.AF94])+(4*[.AE94])+(8*[.AD94])+(16*[.AC94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[.E96]+(2*[.D96])+(4*[.C96])+(8*[.B96])+(16*[.A96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96]+(2*[.K96])+(4*[.J96])+(8*[.I96])+(16*[.H96])" office:value-type="float" office:value="6">
            <text:p>6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S96]+(2*[.R96])+(4*[.Q96])+(8*[.P96])+(16*[.O96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6]+(2*[.Y96])+(4*[.X96])+(8*[.W96])+(16*[.V96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96]+(2*[.AF96])+(4*[.AE96])+(8*[.AD96])+(16*[.AC96])" office:value-type="float" office:value="6">
            <text:p>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97]+(2*[.D97])+(4*[.C97])+(8*[.B97])+(16*[.A97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97]+(2*[.K97])+(4*[.J97])+(8*[.I97])+(16*[.H97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7]+(2*[.R97])+(4*[.Q97])+(8*[.P97])+(16*[.O9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7]+(2*[.Y97])+(4*[.X97])+(8*[.W97])+(16*[.V9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7]+(2*[.AF97])+(4*[.AE97])+(8*[.AD97])+(16*[.AC97])" office:value-type="float" office:value="9">
            <text:p>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98]+(2*[.D98])+(4*[.C98])+(8*[.B98])+(16*[.A9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98]+(2*[.K98])+(4*[.J98])+(8*[.I98])+(16*[.H98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8]+(2*[.R98])+(4*[.Q98])+(8*[.P98])+(16*[.O98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8]+(2*[.Y98])+(4*[.X98])+(8*[.W98])+(16*[.V9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8]+(2*[.AF98])+(4*[.AE98])+(8*[.AD98])+(16*[.AC98])" office:value-type="float" office:value="9">
            <text:p>9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99]+(2*[.D99])+(4*[.C99])+(8*[.B99])+(16*[.A99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99]+(2*[.K99])+(4*[.J99])+(8*[.I99])+(16*[.H99])" office:value-type="float" office:value="14">
            <text:p>14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99]+(2*[.R99])+(4*[.Q99])+(8*[.P99])+(16*[.O99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9]+(2*[.Y99])+(4*[.X99])+(8*[.W99])+(16*[.V99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99]+(2*[.AF99])+(4*[.AE99])+(8*[.AD99])+(16*[.AC99])" office:value-type="float" office:value="7">
            <text:p>7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0]+(2*[.D100])+(4*[.C100])+(8*[.B100])+(16*[.A100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00]+(2*[.K100])+(4*[.J100])+(8*[.I100])+(16*[.H100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0]+(2*[.R100])+(4*[.Q100])+(8*[.P100])+(16*[.O10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00]+(2*[.Y100])+(4*[.X100])+(8*[.W100])+(16*[.V10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00]+(2*[.AF100])+(4*[.AE100])+(8*[.AD100])+(16*[.AC100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01]+(2*[.D101])+(4*[.C101])+(8*[.B101])+(16*[.A10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01]+(2*[.K101])+(4*[.J101])+(8*[.I101])+(16*[.H101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1]+(2*[.R101])+(4*[.Q101])+(8*[.P101])+(16*[.O101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01]+(2*[.Y101])+(4*[.X101])+(8*[.W101])+(16*[.V10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01]+(2*[.AF101])+(4*[.AE101])+(8*[.AD101])+(16*[.AC101])" office:value-type="float" office:value="9">
            <text:p>9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102]+(2*[.D102])+(4*[.C102])+(8*[.B102])+(16*[.A102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102]+(2*[.K102])+(4*[.J102])+(8*[.I102])+(16*[.H102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2]+(2*[.R102])+(4*[.Q102])+(8*[.P102])+(16*[.O102])" office:value-type="float" office:value="4">
            <text:p>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102]+(2*[.Y102])+(4*[.X102])+(8*[.W102])+(16*[.V102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102]+(2*[.AF102])+(4*[.AE102])+(8*[.AD102])+(16*[.AC102])" office:value-type="float" office:value="6">
            <text:p>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4]+(2*[.D104])+(4*[.C104])+(8*[.B104])+(16*[.A104])" office:value-type="float" office:value="1">
            <text:p>1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04]+(2*[.K104])+(4*[.J104])+(8*[.I104])+(16*[.H104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04]+(2*[.R104])+(4*[.Q104])+(8*[.P104])+(16*[.O104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04]+(2*[.Y104])+(4*[.X104])+(8*[.W104])+(16*[.V104])" office:value-type="float" office:value="2">
            <text:p>2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104]+(2*[.AF104])+(4*[.AE104])+(8*[.AD104])+(16*[.AC104])" office:value-type="float" office:value="5">
            <text:p>5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4]+(2*[.AM104])+(4*[.AL104])+(8*[.AK104])+(16*[.AJ104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5]+(2*[.D105])+(4*[.C105])+(8*[.B105])+(16*[.A105])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L105]+(2*[.K105])+(4*[.J105])+(8*[.I105])+(16*[.H105])" office:value-type="float" office:value="5">
            <text:p>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5]+(2*[.R105])+(4*[.Q105])+(8*[.P105])+(16*[.O10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5]+(2*[.Y105])+(4*[.X105])+(8*[.W105])+(16*[.V105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105]+(2*[.AF105])+(4*[.AE105])+(8*[.AD105])+(16*[.AC105])" office:value-type="float" office:value="5">
            <text:p>5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5]+(2*[.AM105])+(4*[.AL105])+(8*[.AK105])+(16*[.AJ105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6]+(2*[.D106])+(4*[.C106])+(8*[.B106])+(16*[.A106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06]+(2*[.K106])+(4*[.J106])+(8*[.I106])+(16*[.H106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6]+(2*[.R106])+(4*[.Q106])+(8*[.P106])+(16*[.O10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6]+(2*[.Y106])+(4*[.X106])+(8*[.W106])+(16*[.V106])" office:value-type="float" office:value="1">
            <text:p>1</text:p>
          </table:table-cell>
          <table:table-cell/>
          <table:table-cell table:number-columns-repeated="5"/>
          <table:table-cell table:formula="of:=[.AG106]+(2*[.AF106])+(4*[.AE106])+(8*[.AD106])+(16*[.AC106])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AN106]+(2*[.AM106])+(4*[.AL106])+(8*[.AK106])+(16*[.AJ106])" office:value-type="float" office:value="31">
            <text:p>31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7]+(2*[.D107])+(4*[.C107])+(8*[.B107])+(16*[.A107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L107]+(2*[.K107])+(4*[.J107])+(8*[.I107])+(16*[.H107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7]+(2*[.R107])+(4*[.Q107])+(8*[.P107])+(16*[.O107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7]+(2*[.Y107])+(4*[.X107])+(8*[.W107])+(16*[.V107])" office:value-type="float" office:value="1">
            <text:p>1</text:p>
          </table:table-cell>
          <table:table-cell/>
          <table:table-cell table:number-columns-repeated="5"/>
          <table:table-cell table:formula="of:=[.AG107]+(2*[.AF107])+(4*[.AE107])+(8*[.AD107])+(16*[.AC107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7]+(2*[.AM107])+(4*[.AL107])+(8*[.AK107])+(16*[.AJ107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8]+(2*[.D108])+(4*[.C108])+(8*[.B108])+(16*[.A108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08]+(2*[.K108])+(4*[.J108])+(8*[.I108])+(16*[.H108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8]+(2*[.R108])+(4*[.Q108])+(8*[.P108])+(16*[.O108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8]+(2*[.Y108])+(4*[.X108])+(8*[.W108])+(16*[.V108])" office:value-type="float" office:value="1">
            <text:p>1</text:p>
          </table:table-cell>
          <table:table-cell/>
          <table:table-cell table:number-columns-repeated="5"/>
          <table:table-cell table:formula="of:=[.AG108]+(2*[.AF108])+(4*[.AE108])+(8*[.AD108])+(16*[.AC108])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AN108]+(2*[.AM108])+(4*[.AL108])+(8*[.AK108])+(16*[.AJ108])" office:value-type="float" office:value="31">
            <text:p>31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09]+(2*[.D109])+(4*[.C109])+(8*[.B109])+(16*[.A109])" office:value-type="float" office:value="0">
            <text:p>0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table:number-columns-repeated="2"/>
          <table:table-cell table:formula="of:=[.L109]+(2*[.K109])+(4*[.J109])+(8*[.I109])+(16*[.H109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9]+(2*[.R109])+(4*[.Q109])+(8*[.P109])+(16*[.O109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9]+(2*[.Y109])+(4*[.X109])+(8*[.W109])+(16*[.V109])" office:value-type="float" office:value="1">
            <text:p>1</text:p>
          </table:table-cell>
          <table:table-cell/>
          <table:table-cell table:number-columns-repeated="5"/>
          <table:table-cell table:formula="of:=[.AG109]+(2*[.AF109])+(4*[.AE109])+(8*[.AD109])+(16*[.AC109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09]+(2*[.AM109])+(4*[.AL109])+(8*[.AK109])+(16*[.AJ109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10]+(2*[.D110])+(4*[.C110])+(8*[.B110])+(16*[.A110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10]+(2*[.K110])+(4*[.J110])+(8*[.I110])+(16*[.H110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10]+(2*[.R110])+(4*[.Q110])+(8*[.P110])+(16*[.O110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10]+(2*[.Y110])+(4*[.X110])+(8*[.W110])+(16*[.V110])" office:value-type="float" office:value="2">
            <text:p>2</text:p>
          </table:table-cell>
          <table:table-cell/>
          <table:table-cell table:number-columns-repeated="5"/>
          <table:table-cell table:formula="of:=[.AG110]+(2*[.AF110])+(4*[.AE110])+(8*[.AD110])+(16*[.AC110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10]+(2*[.AM110])+(4*[.AL110])+(8*[.AK110])+(16*[.AJ110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112]+(2*[.D112])+(4*[.C112])+(8*[.B112])+(16*[.A112])" office:value-type="float" office:value="0">
            <text:p>0</text:p>
          </table:table-cell>
          <table:table-cell/>
          <table:table-cell table:number-columns-repeated="5"/>
          <table:table-cell table:formula="of:=[.L112]+(2*[.K112])+(4*[.J112])+(8*[.I112])+(16*[.H112])" office:value-type="float" office:value="0">
            <text:p>0</text:p>
          </table:table-cell>
          <table:table-cell/>
          <table:table-cell table:number-columns-repeated="5"/>
          <table:table-cell table:formula="of:=[.S112]+(2*[.R112])+(4*[.Q112])+(8*[.P112])+(16*[.O112])" office:value-type="float" office:value="0">
            <text:p>0</text:p>
          </table:table-cell>
          <table:table-cell/>
          <table:table-cell table:number-columns-repeated="5"/>
          <table:table-cell table:formula="of:=[.Z112]+(2*[.Y112])+(4*[.X112])+(8*[.W112])+(16*[.V112])" office:value-type="float" office:value="0">
            <text:p>0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AG112]+(2*[.AF112])+(4*[.AE112])+(8*[.AD112])+(16*[.AC112])" office:value-type="float" office:value="2">
            <text:p>2</text:p>
          </table:table-cell>
          <table:table-cell/>
          <table:table-cell table:number-columns-repeated="3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formula="of:=[.AN112]+(2*[.AM112])+(4*[.AL112])+(8*[.AK112])+(16*[.AJ112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3]+(2*[.D113])+(4*[.C113])+(8*[.B113])+(16*[.A113])" office:value-type="float" office:value="0">
            <text:p>0</text:p>
          </table:table-cell>
          <table:table-cell/>
          <table:table-cell table:number-columns-repeated="5"/>
          <table:table-cell table:formula="of:=[.L113]+(2*[.K113])+(4*[.J113])+(8*[.I113])+(16*[.H113])" office:value-type="float" office:value="0">
            <text:p>0</text:p>
          </table:table-cell>
          <table:table-cell/>
          <table:table-cell table:number-columns-repeated="5"/>
          <table:table-cell table:formula="of:=[.S113]+(2*[.R113])+(4*[.Q113])+(8*[.P113])+(16*[.O113])" office:value-type="float" office:value="0">
            <text:p>0</text:p>
          </table:table-cell>
          <table:table-cell/>
          <table:table-cell table:number-columns-repeated="5"/>
          <table:table-cell table:formula="of:=[.Z113]+(2*[.Y113])+(4*[.X113])+(8*[.W113])+(16*[.V113])" office:value-type="float" office:value="0">
            <text:p>0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AG113]+(2*[.AF113])+(4*[.AE113])+(8*[.AD113])+(16*[.AC113])"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113]+(2*[.AM113])+(4*[.AL113])+(8*[.AK113])+(16*[.AJ113])" office:value-type="float" office:value="25">
            <text:p>25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14]+(2*[.D114])+(4*[.C114])+(8*[.B114])+(16*[.A114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14]+(2*[.K114])+(4*[.J114])+(8*[.I114])+(16*[.H114])" office:value-type="float" office:value="1">
            <text:p>1</text:p>
          </table:table-cell>
          <table:table-cell/>
          <table:table-cell table:number-columns-repeated="5"/>
          <table:table-cell table:formula="of:=[.S114]+(2*[.R114])+(4*[.Q114])+(8*[.P114])+(16*[.O114])" office:value-type="float" office:value="0">
            <text:p>0</text:p>
          </table:table-cell>
          <table:table-cell/>
          <table:table-cell table:number-columns-repeated="5"/>
          <table:table-cell table:formula="of:=[.Z114]+(2*[.Y114])+(4*[.X114])+(8*[.W114])+(16*[.V114])" office:value-type="float" office:value="0">
            <text:p>0</text:p>
          </table:table-cell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formula="of:=[.AG114]+(2*[.AF114])+(4*[.AE114])+(8*[.AD114])+(16*[.AC114])"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14]+(2*[.AM114])+(4*[.AL114])+(8*[.AK114])+(16*[.AJ114])" office:value-type="float" office:value="26">
            <text:p>26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5]+(2*[.D115])+(4*[.C115])+(8*[.B115])+(16*[.A115])" office:value-type="float" office:value="0">
            <text:p>0</text:p>
          </table:table-cell>
          <table:table-cell/>
          <table:table-cell table:number-columns-repeated="5"/>
          <table:table-cell table:formula="of:=[.L115]+(2*[.K115])+(4*[.J115])+(8*[.I115])+(16*[.H115])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15]+(2*[.R115])+(4*[.Q115])+(8*[.P115])+(16*[.O115])" office:value-type="float" office:value="7">
            <text:p>7</text:p>
          </table:table-cell>
          <table:table-cell/>
          <table:table-cell table:number-columns-repeated="5"/>
          <table:table-cell table:formula="of:=[.Z115]+(2*[.Y115])+(4*[.X115])+(8*[.W115])+(16*[.V115])" office:value-type="float" office:value="0">
            <text:p>0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AG115]+(2*[.AF115])+(4*[.AE115])+(8*[.AD115])+(16*[.AC115])" office:value-type="float" office:value="7">
            <text:p>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AN115]+(2*[.AM115])+(4*[.AL115])+(8*[.AK115])+(16*[.AJ115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16]+(2*[.D116])+(4*[.C116])+(8*[.B116])+(16*[.A116])" office:value-type="float" office:value="1">
            <text:p>1</text:p>
          </table:table-cell>
          <table:table-cell/>
          <table:table-cell table:number-columns-repeated="4"/>
          <table:table-cell office:value-type="string">
            <text:p><text:s/></text:p>
          </table:table-cell>
          <table:table-cell table:formula="of:=[.L116]+(2*[.K116])+(4*[.J116])+(8*[.I116])+(16*[.H116])" office:value-type="float" office:value="0">
            <text:p>0</text:p>
          </table:table-cell>
          <table:table-cell/>
          <table:table-cell table:number-columns-repeated="5"/>
          <table:table-cell table:formula="of:=[.S116]+(2*[.R116])+(4*[.Q116])+(8*[.P116])+(16*[.O116])" office:value-type="float" office:value="0">
            <text:p>0</text:p>
          </table:table-cell>
          <table:table-cell/>
          <table:table-cell table:number-columns-repeated="5"/>
          <table:table-cell table:formula="of:=[.Z116]+(2*[.Y116])+(4*[.X116])+(8*[.W116])+(16*[.V116])" office:value-type="float" office:value="0">
            <text:p>0</text:p>
          </table:table-cell>
          <table:table-cell/>
          <table:table-cell table:number-columns-repeated="4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AG116]+(2*[.AF116])+(4*[.AE116])+(8*[.AD116])+(16*[.AC116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formula="of:=[.AN116]+(2*[.AM116])+(4*[.AL116])+(8*[.AK116])+(16*[.AJ116])" office:value-type="float" office:value="11">
            <text:p>11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7]+(2*[.D117])+(4*[.C117])+(8*[.B117])+(16*[.A11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17]+(2*[.K117])+(4*[.J117])+(8*[.I117])+(16*[.H117])" office:value-type="float" office:value="1">
            <text:p>1</text:p>
          </table:table-cell>
          <table:table-cell/>
          <table:table-cell table:number-columns-repeated="5"/>
          <table:table-cell table:formula="of:=[.S117]+(2*[.R117])+(4*[.Q117])+(8*[.P117])+(16*[.O11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17]+(2*[.Y117])+(4*[.X117])+(8*[.W117])+(16*[.V117])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AG117]+(2*[.AF117])+(4*[.AE117])+(8*[.AD117])+(16*[.AC117])"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formula="of:=[.AN117]+(2*[.AM117])+(4*[.AL117])+(8*[.AK117])+(16*[.AJ117])" office:value-type="float" office:value="19">
            <text:p>19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18]+(2*[.D118])+(4*[.C118])+(8*[.B118])+(16*[.A118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18]+(2*[.K118])+(4*[.J118])+(8*[.I118])+(16*[.H118])" office:value-type="float" office:value="1">
            <text:p>1</text:p>
          </table:table-cell>
          <table:table-cell/>
          <table:table-cell table:number-columns-repeated="5"/>
          <table:table-cell table:formula="of:=[.S118]+(2*[.R118])+(4*[.Q118])+(8*[.P118])+(16*[.O118])" office:value-type="float" office:value="0">
            <text:p>0</text:p>
          </table:table-cell>
          <table:table-cell/>
          <table:table-cell table:number-columns-repeated="5"/>
          <table:table-cell table:formula="of:=[.Z118]+(2*[.Y118])+(4*[.X118])+(8*[.W118])+(16*[.V118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AG118]+(2*[.AF118])+(4*[.AE118])+(8*[.AD118])+(16*[.AC118])" office:value-type="float" office:value="2">
            <text:p>2</text:p>
          </table:table-cell>
          <table:table-cell/>
          <table:table-cell table:number-columns-repeated="5"/>
          <table:table-cell table:formula="of:=[.AN118]+(2*[.AM118])+(4*[.AL118])+(8*[.AK118])+(16*[.AJ118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/>
          <table:table-cell table:number-columns-repeated="2" table:style-name="Default"/>
          <table:table-cell table:style-name="Default" office:value-type="float" office:value="1">
            <text:p>1</text:p>
          </table:table-cell>
          <table:table-cell table:style-name="Default"/>
          <table:table-cell table:formula="of:=[.L119]+(2*[.K119])+(4*[.J119])+(8*[.I119])+(16*[.H119])" office:value-type="float" office:value="2">
            <text:p>2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E120]+(2*[.D120])+(4*[.C120])+(8*[.B120])+(16*[.A120])" office:value-type="float" office:value="0">
            <text:p>0</text:p>
          </table:table-cell>
          <table:table-cell/>
          <table:table-cell table:number-columns-repeated="5"/>
          <table:table-cell table:formula="of:=[.L120]+(2*[.K120])+(4*[.J120])+(8*[.I120])+(16*[.H120])" office:value-type="float" office:value="0">
            <text:p>0</text:p>
          </table:table-cell>
          <table:table-cell/>
          <table:table-cell table:number-columns-repeated="5"/>
          <table:table-cell table:formula="of:=[.S120]+(2*[.R120])+(4*[.Q120])+(8*[.P120])+(16*[.O120])" office:value-type="float" office:value="0">
            <text:p>0</text:p>
          </table:table-cell>
          <table:table-cell/>
          <table:table-cell table:number-columns-repeated="5"/>
          <table:table-cell table:formula="of:=[.Z120]+(2*[.Y120])+(4*[.X120])+(8*[.W120])+(16*[.V120])" office:value-type="float" office:value="0">
            <text:p>0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G120]+(2*[.AF120])+(4*[.AE120])+(8*[.AD120])+(16*[.AC120])" office:value-type="float" office:value="3">
            <text:p>3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N120]+(2*[.AM120])+(4*[.AL120])+(8*[.AK120])+(16*[.AJ120])" office:value-type="float" office:value="3">
            <text:p>3</text:p>
          </table:table-cell>
          <table:table-cell table:number-columns-repeated="983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E121]+(2*[.D121])+(4*[.C121])+(8*[.B121])+(16*[.A121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21]+(2*[.K121])+(4*[.J121])+(8*[.I121])+(16*[.H121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S121]+(2*[.R121])+(4*[.Q121])+(8*[.P121])+(16*[.O121])" office:value-type="float" office:value="5">
            <text:p>5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Z121]+(2*[.Y121])+(4*[.X121])+(8*[.W121])+(16*[.V121])" office:value-type="float" office:value="4">
            <text:p>4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1]+(2*[.AF121])+(4*[.AE121])+(8*[.AD121])+(16*[.AC121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1]+(2*[.AM121])+(4*[.AL121])+(8*[.AK121])+(16*[.AJ121])" office:value-type="float" office:value="1">
            <text:p>1</text:p>
          </table:table-cell>
          <table:table-cell table:number-columns-repeated="983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E122]+(2*[.D122])+(4*[.C122])+(8*[.B122])+(16*[.A122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L122]+(2*[.K122])+(4*[.J122])+(8*[.I122])+(16*[.H122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22]+(2*[.R122])+(4*[.Q122])+(8*[.P122])+(16*[.O122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22]+(2*[.Y122])+(4*[.X122])+(8*[.W122])+(16*[.V122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2]+(2*[.AF122])+(4*[.AE122])+(8*[.AD122])+(16*[.AC122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2]+(2*[.AM122])+(4*[.AL122])+(8*[.AK122])+(16*[.AJ122])" office:value-type="float" office:value="1">
            <text:p>1</text:p>
          </table:table-cell>
          <table:table-cell table:number-columns-repeated="983"/>
        </table:table-row>
        <table:table-row table:style-name="ro1">
          <table:table-cell table:number-columns-repeated="2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E123]+(2*[.D123])+(4*[.C123])+(8*[.B123])+(16*[.A123])" office:value-type="float" office:value="7">
            <text:p>7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23]+(2*[.K123])+(4*[.J123])+(8*[.I123])+(16*[.H123])" office:value-type="float" office:value="2">
            <text:p>2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23]+(2*[.R123])+(4*[.Q123])+(8*[.P123])+(16*[.O123])" office:value-type="float" office:value="7">
            <text:p>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Z123]+(2*[.Y123])+(4*[.X123])+(8*[.W123])+(16*[.V123])" office:value-type="float" office:value="4">
            <text:p>4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3]+(2*[.AF123])+(4*[.AE123])+(8*[.AD123])+(16*[.AC123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3]+(2*[.AM123])+(4*[.AL123])+(8*[.AK123])+(16*[.AJ123])" office:value-type="float" office:value="1">
            <text:p>1</text:p>
          </table:table-cell>
          <table:table-cell table:number-columns-repeated="983"/>
        </table:table-row>
        <table:table-row table:style-name="ro1"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E124]+(2*[.D124])+(4*[.C124])+(8*[.B124])+(16*[.A124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L124]+(2*[.K124])+(4*[.J124])+(8*[.I124])+(16*[.H124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24]+(2*[.R124])+(4*[.Q124])+(8*[.P124])+(16*[.O124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Z124]+(2*[.Y124])+(4*[.X124])+(8*[.W124])+(16*[.V124])" office:value-type="float" office:value="11">
            <text:p>1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4]+(2*[.AF124])+(4*[.AE124])+(8*[.AD124])+(16*[.AC124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4]+(2*[.AM124])+(4*[.AL124])+(8*[.AK124])+(16*[.AJ124])" office:value-type="float" office:value="1">
            <text:p>1</text:p>
          </table:table-cell>
          <table:table-cell table:number-columns-repeated="983"/>
        </table:table-row>
        <table:table-row table:style-name="ro1">
          <table:table-cell table:number-columns-repeated="2"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E125]+(2*[.D125])+(4*[.C125])+(8*[.B125])+(16*[.A125])" office:value-type="float" office:value="2">
            <text:p>2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125]+(2*[.K125])+(4*[.J125])+(8*[.I125])+(16*[.H125])"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S125]+(2*[.R125])+(4*[.Q125])+(8*[.P125])+(16*[.O125])" office:value-type="float" office:value="5">
            <text:p>5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25]+(2*[.Y125])+(4*[.X125])+(8*[.W125])+(16*[.V125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25]+(2*[.AF125])+(4*[.AE125])+(8*[.AD125])+(16*[.AC12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5]+(2*[.AM125])+(4*[.AL125])+(8*[.AK125])+(16*[.AJ125])" office:value-type="float" office:value="1">
            <text:p>1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string">
            <text:p><text:s/></text:p>
          </table:table-cell>
          <table:table-cell table:formula="of:=[.E126]+(2*[.D126])+(4*[.C126])+(8*[.B126])+(16*[.A126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126]+(2*[.K126])+(4*[.J126])+(8*[.I126])+(16*[.H126])" office:value-type="float" office:value="4">
            <text:p>4</text:p>
          </table:table-cell>
          <table:table-cell/>
          <table:table-cell table:number-columns-repeated="5"/>
          <table:table-cell table:formula="of:=[.S126]+(2*[.R126])+(4*[.Q126])+(8*[.P126])+(16*[.O126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Z126]+(2*[.Y126])+(4*[.X126])+(8*[.W126])+(16*[.V126])" office:value-type="float" office:value="5">
            <text:p>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26]+(2*[.AF126])+(4*[.AE126])+(8*[.AD126])+(16*[.AC12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126]+(2*[.AM126])+(4*[.AL126])+(8*[.AK126])+(16*[.AJ126])" office:value-type="float" office: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/>
          <table:table-cell table:number-columns-repeated="2" table:style-name="Default"/>
          <table:table-cell table:number-columns-repeated="2" table:style-name="Default" office:value-type="float" office:value="1">
            <text:p>1</text:p>
          </table:table-cell>
          <table:table-cell table:formula="of:=[.AG127]+(2*[.AF127])+(4*[.AE127])+(8*[.AD127])+(16*[.AC127])" office:value-type="float" office:value="3">
            <text:p>3</text:p>
          </table:table-cell>
          <table:table-cell/>
          <table:table-cell/>
          <table:table-cell table:number-columns-repeated="2" table:style-name="Default"/>
          <table:table-cell table:number-columns-repeated="2" table:style-name="Default" office:value-type="float" office:value="1">
            <text:p>1</text:p>
          </table:table-cell>
          <table:table-cell table:formula="of:=[.AN127]+(2*[.AM127])+(4*[.AL127])+(8*[.AK127])+(16*[.AJ127])" office:value-type="float" office:value="3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E128]+(2*[.D128])+(4*[.C128])+(8*[.B128])+(16*[.A128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L128]+(2*[.K128])+(4*[.J128])+(8*[.I128])+(16*[.H128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S128]+(2*[.R128])+(4*[.Q128])+(8*[.P128])+(16*[.O128])" office:value-type="float" office:value="0">
            <text:p>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128]+(2*[.Y128])+(4*[.X128])+(8*[.W128])+(16*[.V128])" office:value-type="float" office:value="14">
            <text:p>14</text:p>
          </table:table-cell>
          <table:table-cell/>
          <table:table-cell table:number-columns-repeated="5"/>
          <table:table-cell table:formula="of:=[.AG128]+(2*[.AF128])+(4*[.AE128])+(8*[.AD128])+(16*[.AC128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128]+(2*[.AM128])+(4*[.AL128])+(8*[.AK128])+(16*[.AJ128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E129]+(2*[.D129])+(4*[.C129])+(8*[.B129])+(16*[.A129])" office:value-type="float" office:value="1">
            <text:p>1</text:p>
          </table:table-cell>
          <table:table-cell/>
          <table:table-cell table:number-columns-repeated="2"/>
          <table:table-cell table:number-columns-repeated="3" office:value-type="string">
            <text:p><text:s/></text:p>
          </table:table-cell>
          <table:table-cell table:formula="of:=[.L129]+(2*[.K129])+(4*[.J129])+(8*[.I129])+(16*[.H129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S129]+(2*[.R129])+(4*[.Q129])+(8*[.P129])+(16*[.O129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29]+(2*[.Y129])+(4*[.X129])+(8*[.W129])+(16*[.V129])" office:value-type="float" office:value="17">
            <text:p>1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G129]+(2*[.AF129])+(4*[.AE129])+(8*[.AD129])+(16*[.AC129])"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N129]+(2*[.AM129])+(4*[.AL129])+(8*[.AK129])+(16*[.AJ129])" office:value-type="float" office:value="5">
            <text:p>5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E130]+(2*[.D130])+(4*[.C130])+(8*[.B130])+(16*[.A130])" office:value-type="float" office:value="2">
            <text:p>2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L130]+(2*[.K130])+(4*[.J130])+(8*[.I130])+(16*[.H130])" office:value-type="float" office:value="7">
            <text:p>7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S130]+(2*[.R130])+(4*[.Q130])+(8*[.P130])+(16*[.O130])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30]+(2*[.Y130])+(4*[.X130])+(8*[.W130])+(16*[.V130])" office:value-type="float" office:value="17">
            <text:p>1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G130]+(2*[.AF130])+(4*[.AE130])+(8*[.AD130])+(16*[.AC130])" office:value-type="float" office:value="4">
            <text:p>4</text:p>
          </table:table-cell>
          <table:table-cell/>
          <table:table-cell table:number-columns-repeated="5"/>
          <table:table-cell table:formula="of:=[.AN130]+(2*[.AM130])+(4*[.AL130])+(8*[.AK130])+(16*[.AJ130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E131]+(2*[.D131])+(4*[.C131])+(8*[.B131])+(16*[.A131])" office:value-type="float" office:value="4">
            <text:p>4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L131]+(2*[.K131])+(4*[.J131])+(8*[.I131])+(16*[.H131])" office:value-type="float" office:value="0">
            <text:p>0</text:p>
          </table:table-cell>
          <table:table-cell/>
          <table:table-cell/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31]+(2*[.R131])+(4*[.Q131])+(8*[.P131])+(16*[.O131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Z131]+(2*[.Y131])+(4*[.X131])+(8*[.W131])+(16*[.V131])" office:value-type="float" office:value="23">
            <text:p>23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31]+(2*[.AF131])+(4*[.AE131])+(8*[.AD131])+(16*[.AC131])" office:value-type="float" office:value="2">
            <text:p>2</text:p>
          </table:table-cell>
          <table:table-cell/>
          <table:table-cell table:number-columns-repeated="5"/>
          <table:table-cell table:formula="of:=[.AN131]+(2*[.AM131])+(4*[.AL131])+(8*[.AK131])+(16*[.AJ131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E132]+(2*[.D132])+(4*[.C132])+(8*[.B132])+(16*[.A132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L132]+(2*[.K132])+(4*[.J132])+(8*[.I132])+(16*[.H132])" office:value-type="float" office:value="7">
            <text:p>7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S132]+(2*[.R132])+(4*[.Q132])+(8*[.P132])+(16*[.O132])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Z132]+(2*[.Y132])+(4*[.X132])+(8*[.W132])+(16*[.V132])" office:value-type="float" office:value="21">
            <text:p>2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G132]+(2*[.AF132])+(4*[.AE132])+(8*[.AD132])+(16*[.AC132])" office:value-type="float" office:value="2">
            <text:p>2</text:p>
          </table:table-cell>
          <table:table-cell/>
          <table:table-cell table:number-columns-repeated="5"/>
          <table:table-cell table:formula="of:=[.AN132]+(2*[.AM132])+(4*[.AL132])+(8*[.AK132])+(16*[.AJ132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E133]+(2*[.D133])+(4*[.C133])+(8*[.B133])+(16*[.A133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formula="of:=[.L133]+(2*[.K133])+(4*[.J133])+(8*[.I133])+(16*[.H133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formula="of:=[.S133]+(2*[.R133])+(4*[.Q133])+(8*[.P133])+(16*[.O133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table:formula="of:=[.Z133]+(2*[.Y133])+(4*[.X133])+(8*[.W133])+(16*[.V133])" office:value-type="float" office:value="23">
            <text:p>23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3]+(2*[.AF133])+(4*[.AE133])+(8*[.AD133])+(16*[.AC133])" office:value-type="float" office:value="1">
            <text:p>1</text:p>
          </table:table-cell>
          <table:table-cell/>
          <table:table-cell table:number-columns-repeated="4"/>
          <table:table-cell office:value-type="string">
            <text:p><text:s/></text:p>
          </table:table-cell>
          <table:table-cell table:formula="of:=[.AN133]+(2*[.AM133])+(4*[.AL133])+(8*[.AK133])+(16*[.AJ133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string">
            <text:p><text:s/></text:p>
          </table:table-cell>
          <table:table-cell table:formula="of:=[.E134]+(2*[.D134])+(4*[.C134])+(8*[.B134])+(16*[.A134])" office:value-type="float" office:value="0">
            <text:p>0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L134]+(2*[.K134])+(4*[.J134])+(8*[.I134])+(16*[.H134])" office:value-type="float" office:value="0">
            <text:p>0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S134]+(2*[.R134])+(4*[.Q134])+(8*[.P134])+(16*[.O134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[.Z134]+(2*[.Y134])+(4*[.X134])+(8*[.W134])+(16*[.V134])" office:value-type="float" office:value="16">
            <text:p>1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4]+(2*[.AF134])+(4*[.AE134])+(8*[.AD134])+(16*[.AC134])" office:value-type="float" office:value="1">
            <text:p>1</text:p>
          </table:table-cell>
          <table:table-cell/>
          <table:table-cell table:number-columns-repeated="5"/>
          <table:table-cell table:formula="of:=[.AN134]+(2*[.AM134])+(4*[.AL134])+(8*[.AK134])+(16*[.AJ134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/>
          <table:table-cell table:number-columns-repeated="4" table:style-name="Default" office:value-type="float" office:value="1">
            <text:p>1</text:p>
          </table:table-cell>
          <table:table-cell table:formula="of:=[.Z135]+(2*[.Y135])+(4*[.X135])+(8*[.W135])+(16*[.V135])" office:value-type="float" office:value="15">
            <text:p>15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/>
          <table:table-cell table:number-columns-repeated="4" table:style-name="Default"/>
          <table:table-cell table:formula="of:=[.AN135]+(2*[.AM135])+(4*[.AL135])+(8*[.AK135])+(16*[.AJ135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2"/>
          <table:table-cell table:formula="of:=[.E136]+(2*[.D136])+(4*[.C136])+(8*[.B136])+(16*[.A136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36]+(2*[.K136])+(4*[.J136])+(8*[.I136])+(16*[.H136])" office:value-type="float" office:value="2">
            <text:p>2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[.S136]+(2*[.R136])+(4*[.Q136])+(8*[.P136])+(16*[.O136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Z136]+(2*[.Y136])+(4*[.X136])+(8*[.W136])+(16*[.V136])" office:value-type="float" office:value="4">
            <text:p>4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[.AG136]+(2*[.AF136])+(4*[.AE136])+(8*[.AD136])+(16*[.AC136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N136]+(2*[.AM136])+(4*[.AL136])+(8*[.AK136])+(16*[.AJ136])" office:value-type="float" office:value="5">
            <text:p>5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37]+(2*[.D137])+(4*[.C137])+(8*[.B137])+(16*[.A13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37]+(2*[.K137])+(4*[.J137])+(8*[.I137])+(16*[.H137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37]+(2*[.R137])+(4*[.Q137])+(8*[.P137])+(16*[.O137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Z137]+(2*[.Y137])+(4*[.X137])+(8*[.W137])+(16*[.V137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7]+(2*[.AF137])+(4*[.AE137])+(8*[.AD137])+(16*[.AC13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137]+(2*[.AM137])+(4*[.AL137])+(8*[.AK137])+(16*[.AJ137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138]+(2*[.D138])+(4*[.C138])+(8*[.B138])+(16*[.A138])" office:value-type="float" office:value="0">
            <text:p>0</text:p>
          </table:table-cell>
          <table:table-cell/>
          <table:table-cell table:number-columns-repeated="5"/>
          <table:table-cell table:formula="of:=[.L138]+(2*[.K138])+(4*[.J138])+(8*[.I138])+(16*[.H138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38]+(2*[.R138])+(4*[.Q138])+(8*[.P138])+(16*[.O138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Z138]+(2*[.Y138])+(4*[.X138])+(8*[.W138])+(16*[.V138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38]+(2*[.AF138])+(4*[.AE138])+(8*[.AD138])+(16*[.AC138])" office:value-type="float" office:value="1">
            <text:p>1</text:p>
          </table:table-cell>
          <table:table-cell/>
          <table:table-cell table:number-columns-repeated="5"/>
          <table:table-cell table:formula="of:=[.AN138]+(2*[.AM138])+(4*[.AL138])+(8*[.AK138])+(16*[.AJ138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  <table:table-cell table:formula="of:=[.E139]+(2*[.D139])+(4*[.C139])+(8*[.B139])+(16*[.A139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L139]+(2*[.K139])+(4*[.J139])+(8*[.I139])+(16*[.H139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formula="of:=[.S139]+(2*[.R139])+(4*[.Q139])+(8*[.P139])+(16*[.O139])" office:value-type="float" office:value="4">
            <text:p>4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39]+(2*[.Y139])+(4*[.X139])+(8*[.W139])+(16*[.V139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39]+(2*[.AF139])+(4*[.AE139])+(8*[.AD139])+(16*[.AC139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AN139]+(2*[.AM139])+(4*[.AL139])+(8*[.AK139])+(16*[.AJ139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  <table:table-cell table:formula="of:=[.E140]+(2*[.D140])+(4*[.C140])+(8*[.B140])+(16*[.A140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L140]+(2*[.K140])+(4*[.J140])+(8*[.I140])+(16*[.H140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S140]+(2*[.R140])+(4*[.Q140])+(8*[.P140])+(16*[.O140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40]+(2*[.Y140])+(4*[.X140])+(8*[.W140])+(16*[.V140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40]+(2*[.AF140])+(4*[.AE140])+(8*[.AD140])+(16*[.AC140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AN140]+(2*[.AM140])+(4*[.AL140])+(8*[.AK140])+(16*[.AJ140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  <table:table-cell table:formula="of:=[.E141]+(2*[.D141])+(4*[.C141])+(8*[.B141])+(16*[.A141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L141]+(2*[.K141])+(4*[.J141])+(8*[.I141])+(16*[.H141])" office:value-type="float" office:value="0">
            <text:p>0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S141]+(2*[.R141])+(4*[.Q141])+(8*[.P141])+(16*[.O141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141]+(2*[.Y141])+(4*[.X141])+(8*[.W141])+(16*[.V141])" office:value-type="float" office:value="2">
            <text:p>2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41]+(2*[.AF141])+(4*[.AE141])+(8*[.AD141])+(16*[.AC141])" office:value-type="float" office:value="1">
            <text:p>1</text:p>
          </table:table-cell>
          <table:table-cell/>
          <table:table-cell/>
          <table:table-cell office:value-type="string">
            <text:p><text:s/></text:p>
          </table:table-cell>
          <table:table-cell table:number-columns-repeated="3"/>
          <table:table-cell table:formula="of:=[.AN141]+(2*[.AM141])+(4*[.AL141])+(8*[.AK141])+(16*[.AJ141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string">
            <text:p><text:s/></text:p>
          </table:table-cell>
          <table:table-cell table:formula="of:=[.E142]+(2*[.D142])+(4*[.C142])+(8*[.B142])+(16*[.A142])" office:value-type="float" office:value="0">
            <text:p>0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L142]+(2*[.K142])+(4*[.J142])+(8*[.I142])+(16*[.H142])" office:value-type="float" office:value="0">
            <text:p>0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S142]+(2*[.R142])+(4*[.Q142])+(8*[.P142])+(16*[.O142])" office:value-type="float" office:value="2">
            <text:p>2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42]+(2*[.Y142])+(4*[.X142])+(8*[.W142])+(16*[.V142])" office:value-type="float" office:value="2">
            <text:p>2</text:p>
          </table:table-cell>
          <table:table-cell/>
          <table:table-cell/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AG142]+(2*[.AF142])+(4*[.AE142])+(8*[.AD142])+(16*[.AC142])" office:value-type="float" office:value="1">
            <text:p>1</text:p>
          </table:table-cell>
          <table:table-cell/>
          <table:table-cell/>
          <table:table-cell table:number-columns-repeated="4" office:value-type="string">
            <text:p><text:s/></text:p>
          </table:table-cell>
          <table:table-cell table:formula="of:=[.AN142]+(2*[.AM142])+(4*[.AL142])+(8*[.AK142])+(16*[.AJ142])" office:value-type="float" office:value="0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3" table:style-name="Default" office:value-type="float" office:value="1">
            <text:p>1</text:p>
          </table:table-cell>
          <table:table-cell table:formula="of:=[.E143]+(2*[.D143])+(4*[.C143])+(8*[.B143])+(16*[.A143])" office:value-type="float" office:value="7">
            <text:p>7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/>
          <table:table-cell table:number-columns-repeated="3" table:style-name="Default"/>
          <table:table-cell table:style-name="Default" office:value-type="float" office:value="1">
            <text:p>1</text:p>
          </table:table-cell>
          <table:table-cell table:formula="of:=[.S143]+(2*[.R143])+(4*[.Q143])+(8*[.P143])+(16*[.O143])" office:value-type="float" office:value="1">
            <text:p>1</text:p>
          </table:table-cell>
          <table:table-cell/>
          <table:table-cell/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/>
          <table:table-cell table:formula="of:=[.Z143]+(2*[.Y143])+(4*[.X143])+(8*[.W143])+(16*[.V143])" office:value-type="float" office:value="4">
            <text:p>4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17/08/2015</text:date>, <text:time>23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5-08-16T17:44:05.17</meta:creation-date>
    <dc:date>2015-08-17T23:14:59.62</dc:date>
    <dc:creator>jason hotchkiss</dc:creator>
    <meta:editing-duration>PT5H45M6S</meta:editing-duration>
    <meta:editing-cycles>11</meta:editing-cycles>
    <meta:generator>OpenOffice/4.1.1$Win32 OpenOffice.org_project/411m6$Build-9775</meta:generator>
    <meta:document-statistic meta:table-count="3" meta:cell-count="3941" meta:object-count="0"/>
  </office:meta>
</office:document-meta>
</file>